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BARRANTES BURGA, SEGUNDO JUA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32325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RA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021900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BARRANTES BURGA, SEGUNDO JUA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32325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021900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832325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5585471</text:p>
          </table:table-cell>
          <table:table-cell table:style-name="Tabla2.D3" office:value-type="string">
            <text:p text:style-name="P23">2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23:41:0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